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b59b1" officeooo:paragraph-rsid="001b59b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3f811" officeooo:paragraph-rsid="0023f81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96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39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40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239c0" style:font-size-asian="10.5pt" style:font-weight-asian="bold" style:font-size-complex="12pt" style:font-weight-complex="bold"/>
    </style:style>
    <style:style style:name="P41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47519" style:font-size-asian="10.5pt" style:font-weight-asian="bold" style:font-size-complex="12pt" style:font-weight-complex="bold"/>
    </style:style>
    <style:style style:name="P42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43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6ca2f" officeooo:paragraph-rsid="0026ca2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c1645" officeooo:paragraph-rsid="002c1645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2ddd" officeooo:paragraph-rsid="001b59b1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59b1" officeooo:paragraph-rsid="001b59b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d5a9d" officeooo:paragraph-rsid="001d5a9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519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116e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239c0" officeooo:paragraph-rsid="002239c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ee61" officeooo:paragraph-rsid="0028ee6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1645" officeooo:paragraph-rsid="002c164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16ef" officeooo:paragraph-rsid="002116ef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6ca2f" officeooo:paragraph-rsid="0026ca2f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26ca2f" officeooo:paragraph-rsid="0026ca2f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6ca2f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5d59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bold" officeooo:rsid="0028ee61" officeooo:paragraph-rsid="0028ee61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1645" officeooo:paragraph-rsid="002c1645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f429" officeooo:paragraph-rsid="002cf429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f1a91" officeooo:paragraph-rsid="002f1a91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77" style:family="paragraph" style:parent-style-name="Standard" style:list-style-name="L16">
      <style:paragraph-properties fo:text-align="start" style:justify-single-word="false"/>
      <style:text-properties officeooo:paragraph-rsid="00275d59"/>
    </style:style>
    <style:style style:name="P78" style:family="paragraph" style:parent-style-name="Standard" style:list-style-name="L17">
      <style:paragraph-properties fo:text-align="start" style:justify-single-word="false"/>
      <style:text-properties officeooo:paragraph-rsid="00275d59"/>
    </style:style>
    <style:style style:name="P79" style:family="paragraph" style:parent-style-name="Standard" style:list-style-name="L19">
      <style:paragraph-properties fo:text-align="start" style:justify-single-word="false"/>
      <style:text-properties officeooo:paragraph-rsid="002cf429"/>
    </style:style>
    <style:style style:name="P80" style:family="paragraph" style:parent-style-name="Standard" style:list-style-name="L20">
      <style:paragraph-properties fo:text-align="start" style:justify-single-word="false"/>
      <style:text-properties officeooo:paragraph-rsid="002f1a91"/>
    </style:style>
    <style:style style:name="P81" style:family="paragraph" style:parent-style-name="Standard" style:list-style-name="L17">
      <style:paragraph-properties fo:text-align="start" style:justify-single-word="false"/>
      <style:text-properties officeooo:rsid="00275d59" officeooo:paragraph-rsid="00275d59"/>
    </style:style>
    <style:style style:name="P82" style:family="paragraph" style:parent-style-name="Standard" style:list-style-name="L19">
      <style:paragraph-properties fo:text-align="start" style:justify-single-word="false"/>
      <style:text-properties officeooo:rsid="002cf429" officeooo:paragraph-rsid="002cf429"/>
    </style:style>
    <style:style style:name="P83" style:family="paragraph" style:parent-style-name="Standard" style:list-style-name="L22"/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fo:font-size="12pt" fo:font-style="normal" style:text-underline-style="none" fo:font-weight="normal" officeooo:rsid="0026ca2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style="normal" style:text-underline-style="none" fo:font-weight="normal" officeooo:rsid="00275d5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2c1645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cf42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684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f1a9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bold" officeooo:rsid="00275d59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656b" style:font-weight-asian="normal" style:font-weight-complex="normal"/>
    </style:style>
    <style:style style:name="T13" style:family="text">
      <style:text-properties fo:font-weight="normal" officeooo:rsid="001a727f" style:font-weight-asian="normal" style:font-weight-complex="normal"/>
    </style:style>
    <style:style style:name="T14" style:family="text">
      <style:text-properties fo:font-weight="normal" officeooo:rsid="002cf429" style:font-weight-asian="normal" style:font-weight-complex="normal"/>
    </style:style>
    <style:style style:name="T15" style:family="text">
      <style:text-properties fo:font-weight="normal" officeooo:rsid="002e684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1a4bc7"/>
    </style:style>
    <style:style style:name="T19" style:family="text">
      <style:text-properties officeooo:rsid="001a727f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116ef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2dd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239c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4751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479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53b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6ca2f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c2dd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6ca2f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e6848" style:font-style-asian="italic" style:font-weight-asian="normal" style:font-style-complex="italic" style:font-weight-complex="normal"/>
    </style:style>
    <style:style style:name="T33" style:family="text">
      <style:text-properties officeooo:rsid="0026ca2f"/>
    </style:style>
    <style:style style:name="T34" style:family="text">
      <style:text-properties officeooo:rsid="00275d59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a31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5">Java<text:span text:style-name="T33">S</text:span>cript es un lenguaje no compilado que funciona gracias a un interprete de código.</text:p>
      <text:p text:style-name="P5">Con Java<text:span text:style-name="T33">S</text:span>cript podemos dar funcionalidad a nuestra página.</text:p>
      <text:p text:style-name="P5">Se emplea tanto en entorno servidor (backend) como en entorno cliente (frontend)</text:p>
      <text:p text:style-name="P6">Se utiliza para añadir características inter<text:span text:style-name="T19">a</text:span>ctivas a nuestra página web.</text:p>
      <text:p text:style-name="P5"/>
      <text:p text:style-name="P5"/>
      <text:p text:style-name="P2">framework</text:p>
      <text:p text:style-name="P5">Es un conjunto de herramientas basadas en un lenguaje de programación compuesta por bibliotecas de código y <text:s/>patrones de diseño avanzado que sirven como base para el desarrollo de diversas aplicaciones.</text:p>
      <text:p text:style-name="P5"/>
      <text:p text:style-name="P5"/>
      <text:p text:style-name="P3">Librerías</text:p>
      <text:p text:style-name="P6">Sirven de soporte a nuestra página para incluir alguna dependencia externa.</text:p>
      <text:p text:style-name="P6"/>
      <text:p text:style-name="P6"/>
      <text:p text:style-name="P3">Colocación en HTML</text:p>
      <text:list xml:id="list917981790" text:style-name="L1">
        <text:list-item>
          <text:p text:style-name="P21">En un fichero independiente (con extensión js)</text:p>
          <text:list>
            <text:list-item>
              <text:p text:style-name="P75"><text:span text:style-name="T1">&lt;</text:span><text:span text:style-name="T2">script src=”script.js”&gt;&lt;/script&gt;</text:span></text:p>
            </text:list-item>
            <text:list-item>
              <text:p text:style-name="P76"><text:span text:style-name="T1">&lt;</text:span><text:span text:style-name="T2">script src=”script.js” async&gt;&lt;/script&gt; (carga asíncrona más rápida)</text:span></text:p>
              <text:list>
                <text:list-item>
                  <text:p text:style-name="P23">async: descarga el HTML y ejecuta el JavaScript al mismo tiempo.</text:p>
                </text:list-item>
                <text:list-item>
                  <text:p text:style-name="P23">defer: <text:s/>descarga el HTML y <text:s/>luego ejecuta el Trascripto</text:p>
                </text:list-item>
              </text:list>
            </text:list-item>
          </text:list>
        </text:list-item>
        <text:list-item>
          <text:p text:style-name="P22">Entre etiquetas &lt;script&gt;&lt;/script&gt;</text:p>
          <text:list>
            <text:list-item>
              <text:p text:style-name="P24"><text:span text:style-name="T12">A</text:span><text:span text:style-name="T11">ntes del CSS</text:span></text:p>
            </text:list-item>
            <text:list-item>
              <text:p text:style-name="P24"><text:span text:style-name="T12">antes dela etiqueta</text:span><text:span text:style-name="T11"> &lt;/body&gt; </text:span><text:span text:style-name="T12">(Evita afectar a la velocidad de carga de la página)</text:span></text:p>
            </text:list-item>
          </text:list>
        </text:list-item>
        <text:list-item>
          <text:p text:style-name="P21">Dentro de una etiqueta (script en linea, no es recomendable)</text:p>
        </text:list-item>
      </text:list>
      <text:p text:style-name="P6"/>
      <text:p text:style-name="P6"/>
      <text:p text:style-name="P4">noscript</text:p>
      <text:p text:style-name="P7">Se emplea para avisar al usuario que la página web necesita usar Trascripto para funcionar correctamente e incluye un mensaje de aviso.</text:p>
      <text:p text:style-name="P7"><text:tab/>&lt;body&gt;</text:p>
      <text:p text:style-name="P7"><text:tab/><text:tab/>&lt;noscript&gt;</text:p>
      <text:p text:style-name="P7"><text:tab/><text:tab/>&lt;p&gt;Esta web no funciona sin Trascripto&lt;p&gt;</text:p>
      <text:p text:style-name="P7"><text:tab/><text:tab/>&lt;/noscript&gt;</text:p>
      <text:p text:style-name="P7"><text:tab/>&lt;/body&gt;</text:p>
      <text:p text:style-name="P8"/>
      <text:p text:style-name="P8"/>
      <text:p text:style-name="P12">Conju<text:span text:style-name="T19">n</text:span>to de reglas</text:p>
      <text:list xml:id="list3034798517" text:style-name="L2">
        <text:list-item>
          <text:p text:style-name="P25">El interprete de JS ignora espacios en blanco sobrantes.</text:p>
        </text:list-item>
        <text:list-item>
          <text:p text:style-name="P25">Es case sensitive.</text:p>
        </text:list-item>
        <text:list-item>
          <text:p text:style-name="P25">No se definen los tipos de variables.</text:p>
        </text:list-item>
        <text:list-item>
          <text:p text:style-name="P25">No obliga, pero es aconsejable acabar las sentencias con “ ; “</text:p>
        </text:list-item>
        <text:list-item>
          <text:p text:style-name="P25">Se recomie<text:span text:style-name="T19">n</text:span>da incluir comentarios.</text:p>
        </text:list-item>
      </text:list>
      <text:p text:style-name="P9"/>
      <text:p text:style-name="P13">Sintaxis en JS</text:p>
      <text:list xml:id="list2607192736" text:style-name="L3">
        <text:list-item>
          <text:p text:style-name="P33"><text:span text:style-name="T11">Las variables se declaran con </text:span><text:span text:style-name="T17">let</text:span></text:p>
        </text:list-item>
        <text:list-item>
          <text:p text:style-name="P33"><text:span text:style-name="T11">Los objetos se encierran e</text:span><text:span text:style-name="T13">n</text:span><text:span text:style-name="T11">tre llaves parejas con el formato </text:span><text:span text:style-name="T17">propiedad: valor,</text:span></text:p>
        </text:list-item>
        <text:list-item>
          <text:p text:style-name="P34"><text:span text:style-name="T11">El valo</text:span><text:span text:style-name="T13">r</text:span><text:span text:style-name="T11"> de una propiedad de un objeto se obtiene con </text:span><text:span text:style-name="T17">objeto.propiedad</text:span></text:p>
        </text:list-item>
        <text:list-item>
          <text:p text:style-name="P34"><text:span text:style-name="T11">Para definir una función se recomienda usar constantes con </text:span><text:span text:style-name="T17">const</text:span></text:p>
        </text:list-item>
      </text:list>
      <text:p text:style-name="P10"/>
      <text:p text:style-name="P10"/>
      <text:p text:style-name="P14">Decl<text:span text:style-name="T19">a</text:span>raciones</text:p>
      <text:p text:style-name="P10">Ventana <text:span text:style-name="T16">alert</text:span>:</text:p>
      <text:list xml:id="list464452381" text:style-name="L4">
        <text:list-item>
          <text:p text:style-name="P26">Usada para mostrar un mensaje después de realizar alguna acción.</text:p>
        </text:list-item>
        <text:list-item>
          <text:p text:style-name="P26">Tiene la propiedad modal, se abre en <text:span text:style-name="T18">primer</text:span> plano y no permite ma<text:span text:style-name="T18">n</text:span>ipular nada de lo que se encuentre en segundo plano.</text:p>
          <text:list>
            <text:list-item>
              <text:p text:style-name="P26">&lt;button type="button" onclick="alert('<text:span text:style-name="T18">Esto es un cuadro de alerta</text:span>')"&gt;Pro<text:span text:style-name="T18">b</text:span>ar alerta&lt;/button&gt;</text:p>
            </text:list-item>
          </text:list>
        </text:list-item>
      </text:list>
      <text:p text:style-name="P10"/>
      <text:p text:style-name="P11">Ventana <text:span text:style-name="T16">confirm</text:span>:</text:p>
      <text:list xml:id="list3565872262" text:style-name="L5">
        <text:list-item>
          <text:p text:style-name="P27">Función parecida a alerta, muestra un cuadro de dialogo de confirmación.</text:p>
        </text:list-item>
        <text:list-item>
          <text:p text:style-name="P27">Ofrece dos opciones, aceptar y cancelar.</text:p>
          <text:list>
            <text:list-item>
              <text:p text:style-name="P27">Devuelve true o false.</text:p>
            </text:list-item>
          </text:list>
        </text:list-item>
      </text:list>
      <text:p text:style-name="P11"/>
      <text:p text:style-name="P11">Consola:</text:p>
      <text:list xml:id="list3716225190" text:style-name="L6">
        <text:list-item>
          <text:p text:style-name="P28">Se ejecuta desde cualquier navegador pulsando f12</text:p>
        </text:list-item>
        <text:list-item>
          <text:p text:style-name="P29">Muestra el código JS para comprobar que funciona.</text:p>
          <text:list>
            <text:list-item>
              <text:p text:style-name="P29">console.log(“Texto a escribir”);</text:p>
            </text:list-item>
          </text:list>
        </text:list-item>
      </text:list>
      <text:p text:style-name="P10"/>
      <text:p text:style-name="P10"/>
      <text:p text:style-name="P17">ELEMENTOS DE CÓDIGO</text:p>
      <text:p text:style-name="P10"/>
      <text:p text:style-name="P15">Comentarios</text:p>
      <text:p text:style-name="P30">Se emplean para hacer anotaciones en el código.</text:p>
      <text:list xml:id="list3586814610" text:style-name="L7">
        <text:list-item>
          <text:p text:style-name="P31">// → Para hacer comentarios en una línea.</text:p>
        </text:list-item>
        <text:list-item>
          <text:p text:style-name="P31">/* Para diversas líneas*/</text:p>
        </text:list-item>
      </text:list>
      <text:p text:style-name="P30"/>
      <text:p text:style-name="P30"/>
      <text:p text:style-name="P16">Variables</text:p>
      <text:p text:style-name="P16"><text:span text:style-name="T11">Son contenedores para almacenar valores. Se declara la variable con la palabra </text:span><text:span text:style-name="T29">let </text:span><text:span text:style-name="T22">o </text:span><text:span text:style-name="T29">var,</text:span><text:span text:style-name="T22"> a continuación </text:span><text:span text:style-name="T23">un símbolo “=” y </text:span><text:span text:style-name="T22">el valor que le queremos dar.</text:span></text:p>
      <text:p text:style-name="P16"><text:span text:style-name="T22"><text:tab/><text:tab/></text:span><text:span text:style-name="T30">let x = 5;</text:span></text:p>
      <text:p text:style-name="P45"><text:tab/><text:tab/>let y = 3;</text:p>
      <text:p text:style-name="P45"><text:tab/><text:tab/>let z = x + y;</text:p>
      <text:p text:style-name="P46"/>
      <text:p text:style-name="P47">Tipos:</text:p>
      <text:list xml:id="list1008135737" text:style-name="L8">
        <text:list-item>
          <text:p text:style-name="P48">Globales: Se definen para un entorno global.</text:p>
        </text:list-item>
        <text:list-item>
          <text:p text:style-name="P48">Locales: Definidas para un entorno concreto.</text:p>
        </text:list-item>
      </text:list>
      <text:p text:style-name="P47"/>
      <text:p text:style-name="P47">Declaraciones</text:p>
      <text:list xml:id="list2617647572" text:style-name="L9">
        <text:list-item>
          <text:p text:style-name="P35"><text:span text:style-name="T20">var</text:span><text:span text:style-name="T22">: Usada para declaraciones generales y de alcance.</text:span></text:p>
          <text:list>
            <text:list-item>
              <text:p text:style-name="P49">Se hereda por referencia, por lo que puede usarse como variable global</text:p>
            </text:list-item>
          </text:list>
        </text:list-item>
        <text:list-item>
          <text:p text:style-name="P36"><text:span text:style-name="T20">let</text:span><text:span text:style-name="T22">: Usada en variables generales.</text:span></text:p>
          <text:list>
            <text:list-item>
              <text:p text:style-name="P49">Solo usada en el bloque que se ha declarado.</text:p>
            </text:list-item>
          </text:list>
        </text:list-item>
        <text:list-item>
          <text:p text:style-name="P36"><text:span text:style-name="T20">const</text:span><text:span text:style-name="T22">: Uso para datos que no pueden ser sobrescritos.</text:span></text:p>
        </text:list-item>
      </text:list>
      <text:p text:style-name="P50">Definiciones:</text:p>
      <text:list xml:id="list2063157469" text:style-name="L10">
        <text:list-item>
          <text:p text:style-name="P52">camelCase: Para variables que hacen referencia a varias palabras.</text:p>
        </text:list-item>
        <text:list-item>
          <text:p text:style-name="P52">lowercase: Para variables que referencian a una sola palabra.</text:p>
        </text:list-item>
        <text:list-item>
          <text:p text:style-name="P52">Las constantes se escriben en mayúsculas, separadas por un “_” si son dos o más.</text:p>
        </text:list-item>
      </text:list>
      <text:p text:style-name="P51"/>
      <text:p text:style-name="P53"><text:span text:style-name="T35">Tipos de operaciones</text:span>:</text:p>
      <text:list xml:id="list574847580" text:style-name="L11">
        <text:list-item>
          <text:p text:style-name="P37"><text:span text:style-name="T22">Aritmétic</text:span><text:span text:style-name="T26">a</text:span><text:span text:style-name="T22">s: </text:span></text:p>
          <text:list>
            <text:list-item>
              <text:p text:style-name="P55">+, -, *, /, %</text:p>
            </text:list-item>
          </text:list>
        </text:list-item>
        <text:list-item>
          <text:p text:style-name="P55">De comparación:</text:p>
          <text:list>
            <text:list-item>
              <text:p text:style-name="P55">&lt;, &gt;, &lt;=, &gt;=, ==, !=</text:p>
            </text:list-item>
            <text:list-item>
              <text:p text:style-name="P55">Comparación estricta ( === ) compara valor y tipo del dato.</text:p>
            </text:list-item>
          </text:list>
        </text:list-item>
        <text:list-item>
          <text:p text:style-name="P54">Lógicas</text:p>
          <text:list>
            <text:list-item>
              <text:p text:style-name="P54">AND ( &amp;&amp; )</text:p>
            </text:list-item>
            <text:list-item>
              <text:p text:style-name="P54">OR ( || )</text:p>
            </text:list-item>
            <text:list-item>
              <text:p text:style-name="P54">NOT ( ! )</text:p>
            </text:list-item>
          </text:list>
        </text:list-item>
      </text:list>
      <text:p text:style-name="P51"/>
      <text:p text:style-name="P51"/>
      <text:p text:style-name="P66">TIPO DE DATOS</text:p>
      <text:p text:style-name="P56"/>
      <text:p text:style-name="P56"><text:span text:style-name="T35">Numbers</text:span>:</text:p>
      <text:list xml:id="list192531869558761" text:continue-numbering="true" text:style-name="L11">
        <text:list-item>
          <text:p text:style-name="P39"><text:span text:style-name="T22">Positivos, negativos o decimales. Usan operadores </text:span><text:span text:style-name="T26">aritméticos.</text:span></text:p>
        </text:list-item>
      </text:list>
      <text:p text:style-name="P56"/>
      <text:p text:style-name="P18"><text:span text:style-name="T20">Strings</text:span><text:span text:style-name="T22">: Cadenas de texto, </text:span><text:span text:style-name="T25">se pueden concatenar con el operador ( + )</text:span></text:p>
      <text:list xml:id="list3334336471" text:style-name="L12">
        <text:list-item>
          <text:p text:style-name="P59">Se encierran entre comillas dobles( “ “ ), o simples( ‘ ‘ ).</text:p>
        </text:list-item>
        <text:list-item>
          <text:p text:style-name="P41"><text:span text:style-name="T22">S</text:span><text:span text:style-name="T25">e pueden concatenar con una </text:span><text:span text:style-name="T22">variable </text:span><text:span text:style-name="T25">dinámica</text:span><text:span text:style-name="T22">:</text:span></text:p>
          <text:list>
            <text:list-item>
              <text:p text:style-name="P41"><text:span text:style-name="T22"><text:s/>Usar como comillas el acento grave ( ` ` ) y la variable debe de encontrarse en el formato </text:span><text:span text:style-name="T29">${variable}</text:span><text:span text:style-name="T22">; </text:span><text:span text:style-name="T25">No necesita el operador ( + )</text:span></text:p>
            </text:list-item>
          </text:list>
        </text:list-item>
        <text:list-item>
          <text:p text:style-name="P40"><text:span text:style-name="T22">Con el carácter “ \ ” se pue</text:span><text:span text:style-name="T24">d</text:span><text:span text:style-name="T22">e a la hora de escribir un texto: </text:span></text:p>
          <text:list>
            <text:list-item>
              <text:p text:style-name="P59">\n → Hacer un sato de línea</text:p>
            </text:list-item>
            <text:list-item>
              <text:p text:style-name="P59">\t → Hacer un tabulado</text:p>
            </text:list-item>
            <text:list-item>
              <text:p text:style-name="P60">Escapar los caracteres ( ‘ “ y \ ).</text:p>
            </text:list-item>
          </text:list>
        </text:list-item>
      </text:list>
      <text:p text:style-name="P51"/>
      <text:p text:style-name="P61"><text:span text:style-name="T35">Booleans: </text:span>true / false</text:p>
      <text:list xml:id="list3033749182" text:style-name="L13">
        <text:list-item>
          <text:p text:style-name="P62">Emplean operadores de comparación.</text:p>
          <text:p text:style-name="P57"/>
        </text:list-item>
      </text:list>
      <text:p text:style-name="P58"/>
      <text:p text:style-name="P20"><text:span text:style-name="T21">n</text:span><text:span text:style-name="T20">ull y undefined</text:span><text:span text:style-name="T22">:</text:span></text:p>
      <text:list xml:id="list2290673906" text:style-name="L14">
        <text:list-item>
          <text:p text:style-name="P63">undefined: Ausencia de valor.</text:p>
        </text:list-item>
        <text:list-item>
          <text:p text:style-name="P63">null: Tiene un valor que es null.</text:p>
        </text:list-item>
      </text:list>
      <text:p text:style-name="P58"/>
      <text:p text:style-name="P19"><text:span text:style-name="T21">A</text:span><text:span text:style-name="T20">rrays</text:span><text:span text:style-name="T22">: </text:span><text:span text:style-name="T27">Objeto similar a una lista que posee métodos para efectuar operaciones de <text:tab/>recorrido y mutación de esta.</text:span></text:p>
      <text:p text:style-name="P19"><text:span text:style-name="T27"><text:tab/><text:tab/></text:span><text:span text:style-name="T28">v</text:span><text:span text:style-name="T31">ar matriz = [valor, valor, “valor”];</text:span></text:p>
      <text:p text:style-name="P19"><text:span text:style-name="T31"/></text:p>
      <text:list xml:id="list2251273654" text:style-name="L15">
        <text:list-item>
          <text:p text:style-name="P42"><text:span text:style-name="T22">Tanto la longitud como el tipo de elementos son variables.</text:span></text:p>
        </text:list-item>
        <text:list-item>
          <text:p text:style-name="P43"><text:span text:style-name="T22">Métodos:</text:span></text:p>
          <text:list>
            <text:list-item>
              <text:p text:style-name="P43"><text:span text:style-name="T22">.push(</text:span><text:span text:style-name="T29">valor</text:span><text:span text:style-name="T22">) Añade un valor al final de la matriz.</text:span></text:p>
            </text:list-item>
            <text:list-item>
              <text:p text:style-name="P43"><text:span text:style-name="T22">.shift() Remueve el primer valor de la matriz y lo devuelve para procesarlo.</text:span></text:p>
            </text:list-item>
            <text:list-item>
              <text:p text:style-name="P43"><text:span text:style-name="T22">.pop() Remueve el último valor de la matriz y lo devuelve para procesarlo.</text:span></text:p>
            </text:list-item>
          </text:list>
        </text:list-item>
      </text:list>
      <text:p text:style-name="P58"/>
      <text:p text:style-name="P68">Condicionales</text:p>
      <text:p text:style-name="P67"><text:span text:style-name="T11"/></text:p>
      <text:p text:style-name="P69">if, <text:span text:style-name="T34">else if, else</text:span><text:span text:style-name="T11">: </text:span></text:p>
      <text:list xml:id="list2362746753" text:style-name="L16">
        <text:list-item>
          <text:p text:style-name="P77"><text:span text:style-name="T4">Si dentro del paréntesis <text:s/></text:span><text:span text:style-name="T5">del if </text:span><text:span text:style-name="T4">la condición es verdadera, se ejecuta el código dentro de las llaves. </text:span></text:p>
        </text:list-item>
        <text:list-item>
          <text:p text:style-name="P77"><text:span text:style-name="T5">De no ser así, se comprueba que la condición del </text:span><text:span text:style-name="T10">else if</text:span><text:span text:style-name="T5"> es verdadera, </text:span><text:span text:style-name="T4">se ejecuta el código dentro de las llaves <text:s/></text:span><text:span text:style-name="T5">del else if.</text:span></text:p>
        </text:list-item>
        <text:list-item>
          <text:p text:style-name="P77"><text:span text:style-name="T4">En caso contrario, </text:span><text:span text:style-name="T5">si no se cumple ninguna condición else if, se ejecuta el código después del </text:span><text:span text:style-name="T10">else</text:span><text:span text:style-name="T5"> y se </text:span><text:span text:style-name="T4">continua con el programa.</text:span></text:p>
        </text:list-item>
      </text:list>
      <text:p text:style-name="P67"><text:span text:style-name="T11"/></text:p>
      <text:p text:style-name="P70">switch:</text:p>
      <text:list xml:id="list532681602" text:style-name="L17">
        <text:list-item>
          <text:p text:style-name="P78"><text:span text:style-name="T5">Conjunto de condiciones (case) que si coinciden con ese valor del switch, ejecutan esa parte del código.</text:span></text:p>
        </text:list-item>
        <text:list-item>
          <text:p text:style-name="P81"><text:span text:style-name="T5">S</text:span><text:span text:style-name="T3">i el valor de switch no coincide con ninguna condición se usa el default.</text:span></text:p>
        </text:list-item>
      </text:list>
      <text:p text:style-name="P61"/>
      <text:p text:style-name="P61"/>
      <text:p text:style-name="P69"><text:s/><text:span text:style-name="T34">B</text:span>ucles</text:p>
      <text:p text:style-name="P64">Son estructuras empleadas para repetir sentencias un determinado número de veces.</text:p>
      <text:p text:style-name="P64"/>
      <text:list xml:id="list1594022678" text:style-name="L18">
        <text:list-item>
          <text:p text:style-name="P71">for<text:span text:style-name="T11">: Estructura repetitiva empleada para recorrer arrays.</text:span></text:p>
        </text:list-item>
        <text:list-item>
          <text:p text:style-name="P71">do while<text:span text:style-name="T11">: Repite al menos una vez una sentencia.</text:span></text:p>
        </text:list-item>
        <text:list-item>
          <text:p text:style-name="P71"><text:span text:style-name="T36">w</text:span>hile<text:span text:style-name="T11">: Puede repetir o no una sentencia</text:span></text:p>
        </text:list-item>
      </text:list>
      <text:p text:style-name="P32"/>
      <text:p text:style-name="P32"/>
      <text:p text:style-name="P44">OBJETOS</text:p>
      <text:p text:style-name="P44"><text:span text:style-name="T11">Son variables capaces de contener a otras variables (denominadas propiedades) y puede contener funciones (denominadas métodos).</text:span></text:p>
      <text:p text:style-name="P44"><text:span text:style-name="T11"><text:tab/><text:tab/></text:span><text:span text:style-name="T29">Var miObjeto = {</text:span></text:p>
      <text:p text:style-name="P44"><text:span text:style-name="T29"><text:tab/><text:tab/><text:tab/>nombre: “Benito”,</text:span></text:p>
      <text:p text:style-name="P44"><text:span text:style-name="T29"><text:tab/><text:tab/><text:tab/>edad: 73</text:span></text:p>
      <text:p text:style-name="P44"><text:span text:style-name="T29"><text:tab/><text:tab/>};</text:span></text:p>
      <text:list xml:id="list1511097913" text:style-name="L20">
        <text:list-item>
          <text:p text:style-name="P80"><text:span text:style-name="T6">Mediante </text:span><text:span text:style-name="T7">la “notación de punto”:</text:span></text:p>
          <text:list>
            <text:list-item>
              <text:p text:style-name="P80"><text:span text:style-name="T9">S</text:span><text:span text:style-name="T7">e puede acceder al las propiedades del objeto.</text:span></text:p>
            </text:list-item>
          </text:list>
        </text:list-item>
      </text:list>
      <text:p text:style-name="P72"><text:span text:style-name="T14"><text:tab/><text:tab/><text:tab/></text:span><text:span text:style-name="T32">alert(miObjeto.nombre);</text:span></text:p>
      <text:p text:style-name="P65"/>
      <text:list xml:id="list602634738" text:style-name="L22">
        <text:list-item>
          <text:p text:style-name="P83"><text:span text:style-name="T8">S</text:span><text:span text:style-name="T9">e puede modificar los valores de las propiedades del objeto.</text:span></text:p>
        </text:list-item>
      </text:list>
      <text:p text:style-name="P74"><text:span text:style-name="T11"><text:tab/><text:tab/><text:tab/></text:span><text:span text:style-name="T29">miObjeto.edad = 69</text:span></text:p>
      <text:p text:style-name="P72"/>
      <text:p text:style-name="P73"><text:span text:style-name="T11">Funciones:</text:span></text:p>
      <text:list xml:id="list6920080" text:style-name="L19">
        <text:list-item>
          <text:p text:style-name="P79"><text:span text:style-name="T7">Son “subprogramas” que pueden ser llamados por código externo a la función.</text:span></text:p>
        </text:list-item>
        <text:list-item>
          <text:p text:style-name="P82"><text:span text:style-name="T3">Posse sus propias declaraciones.</text:span></text:p>
        </text:list-item>
        <text:list-item>
          <text:p text:style-name="P82"><text:span text:style-name="T3">Puede recibir y </text:span><text:span text:style-name="T8">(siempre) </text:span><text:span text:style-name="T3">devolver valor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10T19:25:31.224772400</dc:date>
    <meta:editing-duration>PT1H55M5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" meta:paragraph-count="135" meta:word-count="1050" meta:character-count="5982" meta:non-whitespace-character-count="5101"/>
  </office:meta>
</office:document-meta>
</file>